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7000000789021D65BD5A59C61.png" manifest:media-type="image/png"/>
  <manifest:file-entry manifest:full-path="Pictures/100000010000010F00000044211F9570D1F89AB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4in" fo:margin-left="1.4431in" table:align="left" fo:background-color="transparent">
        <style:background-image/>
      </style:table-properties>
    </style:style>
    <style:style style:name="Table4.A" style:family="table-column">
      <style:table-column-properties style:column-width="4in"/>
    </style:style>
    <style:style style:name="Table4.1" style:family="table-row">
      <style:table-row-properties style:min-row-height="0.1875in" fo:background-color="transparent">
        <style:background-image/>
      </style:table-row-properties>
    </style:style>
    <style:style style:name="Table4.A1" style:family="table-cell">
      <style:table-cell-properties fo:background-color="#ffffff" fo:padding="0.0382in" fo:border="none">
        <style:background-image/>
      </style:table-cell-properties>
    </style:style>
    <style:style style:name="Table1" style:family="table">
      <style:table-properties style:width="6.8507in" table:align="margins" fo:background-color="transparent">
        <style:background-image/>
      </style:table-properties>
    </style:style>
    <style:style style:name="Table1.A" style:family="table-column">
      <style:table-column-properties style:column-width="0.8972in" style:rel-column-width="8582*"/>
    </style:style>
    <style:style style:name="Table1.B" style:family="table-column">
      <style:table-column-properties style:column-width="0.1465in" style:rel-column-width="1401*"/>
    </style:style>
    <style:style style:name="Table1.C" style:family="table-column">
      <style:table-column-properties style:column-width="1.8521in" style:rel-column-width="17717*"/>
    </style:style>
    <style:style style:name="Table1.D" style:family="table-column">
      <style:table-column-properties style:column-width="2.125in" style:rel-column-width="20328*"/>
    </style:style>
    <style:style style:name="Table1.E" style:family="table-column">
      <style:table-column-properties style:column-width="0.25in" style:rel-column-width="2391*"/>
    </style:style>
    <style:style style:name="Table1.F" style:family="table-column">
      <style:table-column-properties style:column-width="1.5in" style:rel-column-width="14349*"/>
    </style:style>
    <style:style style:name="Table1.G" style:family="table-column">
      <style:table-column-properties style:column-width="0.0799in" style:rel-column-width="76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style:vertical-align="middle" fo:padding="0.0201in" fo:border-left="none" fo:border-right="0.05pt solid #000000" fo:border-top="0.05pt solid #000000" fo:border-bottom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6.8507in" table:align="margins"/>
    </style:style>
    <style:style style:name="Table2.A" style:family="table-column">
      <style:table-column-properties style:column-width="2.3333in" style:rel-column-width="3360*"/>
    </style:style>
    <style:style style:name="Table2.B" style:family="table-column">
      <style:table-column-properties style:column-width="1.125in" style:rel-column-width="1620*"/>
    </style:style>
    <style:style style:name="Table2.C" style:family="table-column">
      <style:table-column-properties style:column-width="1.3063in" style:rel-column-width="1881*"/>
    </style:style>
    <style:style style:name="Table2.D" style:family="table-column">
      <style:table-column-properties style:column-width="2.0063in" style:rel-column-width="2889*"/>
    </style:style>
    <style:style style:name="Table2.E" style:family="table-column">
      <style:table-column-properties style:column-width="0.0799in" style:rel-column-width="115*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2.D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2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2.E3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2.A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2.9188in" fo:margin-left="3.909in" table:align="left"/>
    </style:style>
    <style:style style:name="Table5.A" style:family="table-column">
      <style:table-column-properties style:column-width="2.9188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P6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344fd42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justify" style:justify-single-word="false"/>
      <style:text-properties style:font-name="Arial" fo:font-size="8pt" style:font-size-asian="7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style:font-size-asian="7pt" style:font-size-complex="8pt"/>
    </style:style>
    <style:style style:name="P16" style:family="paragraph" style:parent-style-name="Text_20_body">
      <style:text-properties style:font-name="Arial" fo:font-size="8pt" fo:font-style="normal" fo:font-weight="bold" officeooo:rsid="0302ba1c" officeooo:paragraph-rsid="0302ba1c" style:font-size-asian="7pt" style:font-style-asian="normal" style:font-weight-asian="bold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fo:font-weight="bold" officeooo:paragraph-rsid="02f36a37" style:font-size-asian="7pt" style:font-weight-asian="bold" style:font-size-complex="8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8pt" fo:font-weight="bold" officeooo:rsid="0312b15f" officeooo:paragraph-rsid="0312b15f" style:font-size-asian="7pt" style:font-weight-asian="bold" style:font-size-complex="8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8pt" fo:font-weight="bold" officeooo:rsid="0313b696" officeooo:paragraph-rsid="0313b696" style:font-size-asian="7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bold" officeooo:rsid="03158706" officeooo:paragraph-rsid="03158706" style:font-size-asian="7pt" style:font-weight-asian="bold" style:font-size-complex="8pt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Arial" fo:font-size="2pt" officeooo:rsid="006f6841" officeooo:paragraph-rsid="0326bf83" style:font-size-asian="1.75pt" style:font-size-complex="2pt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P23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P25" style:family="paragraph" style:parent-style-name="Standard">
      <style:text-properties officeooo:paragraph-rsid="030e34ba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30e34ba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30e34ba" officeooo:paragraph-rsid="030e34ba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line-height="115%" fo:text-align="start" style:justify-single-word="false"/>
      <style:text-properties officeooo:paragraph-rsid="023346a1"/>
    </style:style>
    <style:style style:name="P29" style:family="paragraph" style:parent-style-name="Table_20_Contents">
      <style:paragraph-properties fo:line-height="115%" fo:text-align="start" style:justify-single-word="false"/>
      <style:text-properties officeooo:paragraph-rsid="030e34ba"/>
    </style:style>
    <style:style style:name="P30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31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9pt" fo:font-weight="bold" officeooo:rsid="00d2f3b4" officeooo:paragraph-rsid="020d0aa1" style:font-size-asian="9pt" style:font-weight-asian="bold" style:font-size-complex="9pt" style:font-weight-complex="bold"/>
    </style:style>
    <style:style style:name="P32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9pt" fo:font-weight="bold" officeooo:rsid="02f04d34" officeooo:paragraph-rsid="02f04d34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font-name="Liberation Sans" fo:font-size="8pt" fo:font-weight="bold" officeooo:paragraph-rsid="0326bf83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2fa94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2fa94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7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8pt" officeooo:rsid="006f6841" officeooo:paragraph-rsid="006f6841" style:font-size-asian="7pt" style:font-size-complex="8pt"/>
    </style:style>
    <style:style style:name="P39" style:family="paragraph" style:parent-style-name="Standard">
      <style:paragraph-properties fo:text-align="center" style:justify-single-word="false" style:shadow="none">
        <style:tab-stops/>
      </style:paragraph-properties>
      <style:text-properties style:use-window-font-color="true" loext:opacity="0%" style:font-name="Arial" fo:font-size="10pt" fo:font-weight="bold" officeooo:rsid="03373725" officeooo:paragraph-rsid="03373725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Arial" fo:font-size="8pt" fo:font-weight="bold" officeooo:rsid="03373725" officeooo:paragraph-rsid="03373725" style:font-size-asian="7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fo:font-weight="bold" officeooo:rsid="03158706" officeooo:paragraph-rsid="0339e438" style:font-size-asian="7pt" style:font-weight-asian="bold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8pt" fo:font-weight="bold" officeooo:rsid="0339e438" officeooo:paragraph-rsid="0339e438" style:font-size-asian="7pt" style:font-weight-asian="bold" style:font-size-complex="8pt" style:font-weight-complex="bold"/>
    </style:style>
    <style:style style:name="P43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Bahnschrift" fo:font-size="8pt" fo:font-style="normal" fo:text-shadow="none" style:text-underline-style="none" fo:font-weight="normal" officeooo:rsid="00938917" officeooo:paragraph-rsid="02fa94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2a6099" loext:opacity="100%" fo:font-size="6pt" officeooo:rsid="00d2f3b4" style:font-size-asian="6pt" style:font-size-complex="6pt"/>
    </style:style>
    <style:style style:name="T4" style:family="text">
      <style:text-properties style:font-name="Arial" fo:font-size="9pt" officeooo:rsid="0031c11d" style:font-size-asian="9pt" style:font-size-complex="9pt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314fa8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333a34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7" style:family="text">
      <style:text-properties fo:font-size="8pt" fo:font-weight="normal" officeooo:rsid="0193fe4d" style:font-size-asian="8pt" style:font-weight-asian="normal" style:font-size-complex="8pt" style:font-weight-complex="normal"/>
    </style:style>
    <style:style style:name="T8" style:family="text">
      <style:text-properties officeooo:rsid="011f607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330b303"/>
    </style:style>
    <style:style style:name="T11" style:family="text">
      <style:text-properties officeooo:rsid="033575f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company_phone" text:name="py3o.objects.company_id.phone"/>
        <text:user-field-decl office:value-type="string" office:string-value="street" text:name="py3o.objects.company_id.street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formatted_invoice_date" text:name="py3o.objects.formatted_invoice_date"/>
        <text:user-field-decl office:value-type="string" office:string-value="ditujukakn_kepada" text:name="py3o.o.ditujukakn_kepada"/>
        <text:user-field-decl office:value-type="string" office:string-value="ditujukan_kepada" text:name="py3o.o.ditujukan_kepada"/>
        <text:user-field-decl office:value-type="string" office:string-value="ditujukan_kepada" text:name="py3o.o.ditujukan_kepada.name"/>
        <text:user-field-decl office:value-type="string" office:string-value="ds" text:name="py3o.l.ds"/>
        <text:user-field-decl office:value-type="string" office:string-value="name" text:name="py3o.o.name"/>
        <text:user-field-decl office:value-type="string" office:string-value="unit" text:name="py3o.o.sub_branch_ids.name"/>
        <text:user-field-decl office:value-type="string" office:string-value="pemberi_kerja" text:name="py3o.o.pemberi_kerja"/>
        <text:user-field-decl office:value-type="string" office:string-value="pekerjaan" text:name="py3o.o.pekerjaan"/>
        <text:user-field-decl office:value-type="string" office:string-value="divisi" text:name="py3o.o.unit_penempatan_id.name"/>
        <text:user-field-decl office:value-type="string" office:string-value="nama_cabang" text:name="py3o.o.branch_id.name"/>
        <text:user-field-decl office:value-type="string" office:string-value="nama_cabang" text:name="py3o.o.branch_id"/>
        <text:user-field-decl office:value-type="string" office:string-value="tanggal_bank_garansi" text:name="py3o.o.tanggal_bank_garansi"/>
        <text:user-field-decl office:value-type="string" office:string-value="jangka_waktu" text:name="py3o.o.jangka_waktu"/>
        <text:user-field-decl office:value-type="string" office:string-value="jenis_bank_garansi_id" text:name="py3o.o.jenis_bank_garansi_id.name"/>
        <text:user-field-decl office:value-type="string" office:string-value="tipe_bank_garansi_id" text:name="py3o.o.tipe_bank_garansi_id.name"/>
        <text:user-field-decl office:value-type="string" office:string-value="nama_asuransi" text:name="py3o.o.nama_asuransi"/>
        <text:user-field-decl office:value-type="string" office:string-value="nominal_jaminan" text:name="py3o.o.nominal_jaminan"/>
        <text:user-field-decl office:value-type="string" office:string-value="biaya_asuransi" text:name="py3o.o.biaya_asuransi"/>
        <text:user-field-decl office:value-type="string" office:string-value="dana_kembali" text:name="py3o.o.dana_kembali"/>
        <text:user-field-decl office:value-type="string" office:string-value="bank_cabang" text:name="py3o.o.bank_cabang"/>
        <text:user-field-decl office:value-type="string" office:string-value="keterangan" text:name="py3o.o.keterangan"/>
        <text:user-field-decl office:value-type="string" office:string-value="deposito_name" text:name="py3o.o.deposito_ids.name"/>
        <text:user-field-decl office:value-type="string" office:string-value="saldo" text:name="py3o.o.deposito_ids.saldo"/>
        <text:user-field-decl office:value-type="string" office:string-value="tipe" text:name="py3o.o.tipe_notes"/>
        <text:user-field-decl office:value-type="string" office:string-value="bank" text:name="py3o.o.bank"/>
        <text:user-field-decl office:value-type="string" office:string-value="rekening" text:name="py3o.o.rekening"/>
        <text:user-field-decl office:value-type="string" office:string-value="uraian_notes" text:name="py3o.o.uraian_notes"/>
        <text:user-field-decl office:value-type="string" office:string-value="l_month" text:name="py3o.l.related_month"/>
        <text:user-field-decl office:value-type="string" office:string-value="l_related_year" text:name="py3o.l.related_year"/>
        <text:user-field-decl office:value-type="string" office:string-value="l_type" text:name="py3o.l.type"/>
        <text:user-field-decl office:value-type="string" office:string-value="l_type_display" text:name="py3o.l.type_display"/>
        <text:user-field-decl office:value-type="string" office:string-value="uraian_pooling" text:name="py3o.o.uraian_pooling"/>
        <text:user-field-decl office:value-type="string" office:string-value="l_uraian_line" text:name="py3o.l.uraian_line"/>
      </text:user-field-decls>
      <text:p text:style-name="P3"><text:a xlink:type="simple" xlink:href="py3o://for=%22o%20in%20objects%22" text:style-name="Internet_20_link" text:visited-style-name="Visited_20_Internet_20_Link"><text:span text:style-name="T3">for="o in objects"</text:span></text:a></text:p>
      <text:p text:style-name="P31"><text:s text:c="4"/></text:p>
      <text:p text:style-name="P39">NATIONAL POOLING</text:p>
      <text:p text:style-name="P3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3"><text:user-field-get text:name="py3o.o.name">name</text:user-field-get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0">Uraian National Pooling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14"><text:user-field-get text:name="py3o.o.uraian_pooling">uraian_pooling</text:user-field-get></text:p>
          </table:table-cell>
          <table:table-cell table:style-name="Table1.A1" office:value-type="string">
            <text:p text:style-name="P19">Total Pene<text:span text:style-name="T10">r</text:span>imaan / Pengeluaran Sinking Fund</text:p>
          </table:table-cell>
          <table:table-cell table:style-name="Table1.A1" office:value-type="string">
            <text:p text:style-name="P17">:</text:p>
          </table:table-cell>
          <table:table-cell table:style-name="Table1.A1" office:value-type="string">
            <text:p text:style-name="P36"><text:span text:style-name="T8"><text:s/></text:span><text:text-input text:description="py3o://function=&quot;'{:,.10g}'.format(o.total_sinking_fund).replace(',', 'X').replace('.', ',').replace('X', '.') if o.total_sinking_fund else ''&quot;">total_sinking_fund</text:text-input></text:p>
          </table:table-cell>
          <table:table-cell table:style-name="Table1.G1" office:value-type="string">
            <text:p text:style-name="P36"/>
          </table:table-cell>
        </table:table-row>
        <table:table-row table:style-name="Table1.1">
          <table:table-cell table:style-name="Table1.A2" office:value-type="string">
            <text:p text:style-name="P18">Bank</text:p>
          </table:table-cell>
          <table:table-cell table:style-name="Table1.A2" office:value-type="string">
            <text:p text:style-name="P17">:</text:p>
          </table:table-cell>
          <table:table-cell table:style-name="Table1.A2" office:value-type="string">
            <text:p text:style-name="P14"><text:user-field-get text:name="py3o.o.bank">bank</text:user-field-get></text:p>
          </table:table-cell>
          <table:table-cell table:style-name="Table1.A2" office:value-type="string">
            <text:p text:style-name="P19">Total Pembuatan / Pencairan Deposito</text:p>
          </table:table-cell>
          <table:table-cell table:style-name="Table1.A2" office:value-type="string">
            <text:p text:style-name="P17">:</text:p>
          </table:table-cell>
          <table:table-cell table:style-name="Table1.A2" office:value-type="string">
            <text:p text:style-name="P36"><text:span text:style-name="T8"><text:s/></text:span><text:text-input text:description="py3o://function=&quot;'{:,.10g}'.format(o.total_deposito).replace(',', 'X').replace('.', ',').replace('X', '.') if o.total_deposito else ''&quot;">total_deposito</text:text-input></text:p>
          </table:table-cell>
          <table:table-cell table:style-name="Table1.G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8">Rekening</text:p>
          </table:table-cell>
          <table:table-cell table:style-name="Table1.A2" office:value-type="string">
            <text:p text:style-name="P17">:</text:p>
          </table:table-cell>
          <table:table-cell table:style-name="Table1.A2" office:value-type="string">
            <text:p text:style-name="P14"><text:user-field-get text:name="py3o.o.rekening">rekening</text:user-field-get></text:p>
          </table:table-cell>
          <table:table-cell table:style-name="Table1.A2" office:value-type="string">
            <text:p text:style-name="P19">Total Pendapatan dan Administrasi Bank</text:p>
          </table:table-cell>
          <table:table-cell table:style-name="Table1.A2" office:value-type="string">
            <text:p text:style-name="P17">:</text:p>
          </table:table-cell>
          <table:table-cell table:style-name="Table1.A2" office:value-type="string">
            <text:p text:style-name="P36"><text:span text:style-name="T8"><text:s/></text:span><text:text-input text:description="py3o://function=&quot;'{:,.10g}'.format(o.total_biaya_admin).replace(',', 'X').replace('.', ',').replace('X', '.') if o.total_biaya_admin else ''&quot;">total_biaya_admin</text:text-input></text:p>
          </table:table-cell>
          <table:table-cell table:style-name="Table1.G2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8">Maturity Date</text:p>
          </table:table-cell>
          <table:table-cell table:style-name="Table1.A2" office:value-type="string">
            <text:p text:style-name="P17">:</text:p>
          </table:table-cell>
          <table:table-cell table:style-name="Table1.A2" office:value-type="string">
            <text:p text:style-name="P34"><text:text-input text:description="py3o://function=&quot;o.maturity_date.strftime('%-d %B %Y') if o.maturity_date else ''&quot;">maturity_date</text:text-input></text:p>
          </table:table-cell>
          <table:table-cell table:style-name="Table1.A2" office:value-type="string">
            <text:p text:style-name="P19">Total Saldo</text:p>
          </table:table-cell>
          <table:table-cell table:style-name="Table1.A2" office:value-type="string">
            <text:p text:style-name="P17">:</text:p>
          </table:table-cell>
          <table:table-cell table:style-name="Table1.A2" office:value-type="string">
            <text:p text:style-name="P36"><text:span text:style-name="T8"><text:s/></text:span><text:span text:style-name="T9"><text:text-input text:description="py3o://function=&quot;'{:,.10g}'.format(o.total_saldo).replace(',', 'X').replace('.', ',').replace('X', '.') if o.total_saldo else ''&quot;">total_saldo</text:text-input></text:span></text:p>
          </table:table-cell>
          <table:table-cell table:style-name="Table1.G2" office:value-type="string">
            <text:p text:style-name="P14"/>
          </table:table-cell>
        </table:table-row>
      </table:table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2">Deskripsi</text:p>
          </table:table-cell>
          <table:table-cell table:style-name="Table2.A1" office:value-type="string">
            <text:p text:style-name="P41">Tanggal Transfer</text:p>
          </table:table-cell>
          <table:table-cell table:style-name="Table2.A1" office:value-type="string">
            <text:p text:style-name="P20">Type</text:p>
          </table:table-cell>
          <table:table-cell table:style-name="Table2.D1" table:number-columns-spanned="2" office:value-type="string">
            <text:p text:style-name="P20">Nominal</text:p>
          </table:table-cell>
          <table:covered-table-cell/>
        </table:table-row>
        <table:table-row>
          <table:table-cell table:style-name="Table2.A2" table:number-columns-spanned="5" office:value-type="string">
            <text:p text:style-name="P30"><text:a xlink:type="simple" xlink:href="py3o://for=%22%22l%20in%20o.np_line_ids%22" text:style-name="Internet_20_link" text:visited-style-name="Visited_20_Internet_20_Link"><text:span text:style-name="T6">for=""l in o.np_line_ids"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5"><text:user-field-get text:name="py3o.l.uraian_line">l_uraian_line</text:user-field-get></text:p>
          </table:table-cell>
          <table:table-cell table:style-name="Table2.A3" office:value-type="string">
            <text:p text:style-name="P35"><text:text-input text:description="py3o://function=&quot;l.tanggal_transfer.strftime('%-d %B %Y') if l.tanggal_transfer else ''&quot;">l_tanggal_transfer</text:text-input></text:p>
          </table:table-cell>
          <table:table-cell table:style-name="Table2.A3" office:value-type="string">
            <text:p text:style-name="P15"><text:user-field-get text:name="py3o.l.type_display">l_type_display</text:user-field-get></text:p>
          </table:table-cell>
          <table:table-cell table:style-name="Table2.A3" office:value-type="string">
            <text:p text:style-name="P36"><text:span text:style-name="T8"><text:s/></text:span><text:text-input text:description="py3o://function=&quot;'{:,.10g}'.format(l.nominal_penempatan).replace(',', 'X').replace('.', ',').replace('X', '.') if l.nominal_penempatan else ''&quot;">l_nominal_penempatan</text:text-input></text:p>
          </table:table-cell>
          <table:table-cell table:style-name="Table2.E3" office:value-type="string">
            <text:p text:style-name="P36"/>
          </table:table-cell>
        </table:table-row>
        <table:table-row>
          <table:table-cell table:style-name="Table2.A4" table:number-columns-spanned="5" office:value-type="string">
            <text:p text:style-name="P37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  <text:p text:style-name="P28"><text:a xlink:type="simple" xlink:href="py3o:///for" text:style-name="Internet_20_link" text:visited-style-name="Visited_20_Internet_20_Link"><text:span text:style-name="T4">For</text:span></text:a></text:p>
      <text:p text:style-name="P28"/>
      <text:p text:style-name="P2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7">(…………………………………………..)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8118in" fo:margin-left="0.0396in" table:align="left"/>
    </style:style>
    <style:style style:name="Table6.A" style:family="table-column">
      <style:table-column-properties style:column-width="1.8701in"/>
    </style:style>
    <style:style style:name="Table6.B" style:family="table-column">
      <style:table-column-properties style:column-width="2.8736in"/>
    </style:style>
    <style:style style:name="Table6.C" style:family="table-column">
      <style:table-column-properties style:column-width="2.0681in"/>
    </style:style>
    <style:style style:name="Table6.1" style:family="table-row">
      <style:table-row-properties style:min-row-height="0.807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8" style:family="table">
      <style:table-properties style:width="6.8507in" table:align="margins"/>
    </style:style>
    <style:style style:name="Table8.A" style:family="table-column">
      <style:table-column-properties style:column-width="4in" style:rel-column-width="38264*"/>
    </style:style>
    <style:style style:name="Table8.B" style:family="table-column">
      <style:table-column-properties style:column-width="2.8507in" style:rel-column-width="27271*"/>
    </style:style>
    <style:style style:name="Table8.A1" style:family="table-cell">
      <style:table-cell-properties style:vertical-align="middle"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3" style:family="paragraph" style:parent-style-name="Table_20_Contents">
      <style:paragraph-properties fo:line-height="115%" fo:text-align="center" style:justify-single-word="false"/>
      <style:text-properties style:font-name="Arial" fo:font-size="15pt" fo:font-weight="bold" officeooo:paragraph-rsid="0344fd42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15%" fo:text-align="center" style:justify-single-word="false"/>
      <style:text-properties style:font-name="Arial" fo:font-size="9pt" fo:font-weight="bold" officeooo:rsid="020ab4f1" officeooo:paragraph-rsid="0344fd42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15%" fo:text-align="center" style:justify-single-word="false"/>
      <style:text-properties style:font-name="Arial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1c4c2ab" style:font-size-asian="10pt" style:font-size-complex="10pt"/>
    </style:style>
    <style:style style:name="MP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MP1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1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MP12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380ad9" style:font-size-asian="9pt" style:font-weight-asian="bold" style:font-size-complex="9pt" style:font-weight-complex="bold"/>
    </style:style>
    <style:style style:name="MP13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4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1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380ad9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3902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2" text:anchor-type="char" svg:x="5.078in" svg:y="0.2016in" svg:width="1.3689in" svg:height="0.3429in" draw:z-index="1"><draw:image xlink:href="Pictures/100000010000010F00000044211F9570D1F89AB5.png" xlink:type="simple" xlink:show="embed" xlink:actuate="onLoad" draw:mime-type="image/png"/></draw:frame><draw:frame draw:style-name="Mfr2" draw:name="Image3" text:anchor-type="char" svg:x="0.3555in" svg:y="0.0598in" svg:width="0.9665in" svg:height="0.6055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6.C1" office:value-type="string">
              <text:p text:style-name="MP7"/>
              <text:p text:style-name="MP7"/>
              <text:p text:style-name="MP7"/>
              <text:p text:style-name="MP8"/>
            </table:table-cell>
          </table:table-row>
        </table:table>
        <text:p text:style-name="MP9"/>
        <text:p text:style-name="MP10"><text:a xlink:type="simple" xlink:href="py3o:///for" text:style-name="Internet_20_link" text:visited-style-name="Visited_20_Internet_20_Link">for</text:a></text:p>
      </style:header>
      <style:footer>
        <text:p text:style-name="MP11"><text:a xlink:type="simple" xlink:href="py3o://for=%22o%20in%20objects%22" text:style-name="Internet_20_link" text:visited-style-name="Visited_20_Internet_20_Link"><text:span text:style-name="MT1">for="o in objects"</text:span></text:a></text:p>
        <text:p text:style-name="MP12"><text:a xlink:type="simple" xlink:href="py3o:///for" text:style-name="Internet_20_link" text:visited-style-name="Visited_20_Internet_20_Link">For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3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8.A1" office:value-type="string">
              <text:p text:style-name="MP14"><text:page-number text:select-page="current">1</text:page-number>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5-07T10:25:45.996784240</dc:date>
    <meta:editing-duration>P11DT8H6M34S</meta:editing-duration>
    <meta:editing-cycles>337</meta:editing-cycles>
    <meta:generator>LibreOffice/7.4.7.2$Linux_X86_64 LibreOffice_project/40$Build-2</meta:generator>
    <meta:document-statistic meta:table-count="6" meta:image-count="2" meta:object-count="0" meta:page-count="1" meta:paragraph-count="52" meta:word-count="97" meta:character-count="664" meta:non-whitespace-character-count="621"/>
  </office:meta>
</office:document-meta>
</file>